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++ Handbook</text:p>
      <text:p text:style-name="Preformatted_20_Text"/>
      <text:p text:style-name="Preformatted_20_Text">Classes in C++ Language</text:p>
      <text:p text:style-name="Preformatted_20_Text"/>
      <text:p text:style-name="Preformatted_20_Text">In C++ Class is a datatype that includes data members and member functions</text:p>
      <text:p text:style-name="Preformatted_20_Text"/>
      <text:p text:style-name="Preformatted_20_Text">In public mode access the public member functions can access datamembers that are public</text:p>
      <text:p text:style-name="Preformatted_20_Text"/>
      <text:p text:style-name="Preformatted_20_Text">In private access mode object can’t access private data members and member functions.</text:p>
      <text:p text:style-name="Preformatted_20_Text"/>
      <text:p text:style-name="Preformatted_20_Text">In protected access mode object of class can access public data members and protected data members</text:p>
      <text:p text:style-name="Preformatted_20_Text"/>
      <text:p text:style-name="Preformatted_20_Text">#include&lt;iostream.h&gt;</text:p>
      <text:p text:style-name="Preformatted_20_Text">class employee</text:p>
      <text:p text:style-name="Preformatted_20_Text">{</text:p>
      <text:p text:style-name="Preformatted_20_Text">int ecode;</text:p>
      <text:p text:style-name="Preformatted_20_Text">char ename[20];</text:p>
      <text:p text:style-name="Preformatted_20_Text">public :</text:p>
      <text:p text:style-name="Preformatted_20_Text">void getdata()</text:p>
      <text:p text:style-name="Preformatted_20_Text">{</text:p>
      <text:p text:style-name="Preformatted_20_Text">cout&lt;&lt;”Enter Employee Code “;</text:p>
      <text:p text:style-name="Preformatted_20_Text">cin&gt;&gt;ecode;</text:p>
      <text:p text:style-name="Preformatted_20_Text">cout&lt;&lt;”Enter Employee Name “;</text:p>
      <text:p text:style-name="Preformatted_20_Text">cin&gt;&gt;ename;</text:p>
      <text:p text:style-name="Preformatted_20_Text">}</text:p>
      <text:p text:style-name="Preformatted_20_Text">void showdata()</text:p>
      <text:p text:style-name="Preformatted_20_Text">{</text:p>
      <text:p text:style-name="Preformatted_20_Text">cout&lt;&lt;”Employee Code is “ &lt;&lt;ecode;</text:p>
      <text:p text:style-name="Preformatted_20_Text">cout&lt;&lt;”Employee Name is “&lt;&lt;ename;</text:p>
      <text:p text:style-name="Preformatted_20_Text">}</text:p>
      <text:p text:style-name="Preformatted_20_Text">};</text:p>
      <text:p text:style-name="Preformatted_20_Text">void main()</text:p>
      <text:p text:style-name="Preformatted_20_Text">{</text:p>
      <text:p text:style-name="Preformatted_20_Text">employee ob;</text:p>
      <text:p text:style-name="Preformatted_20_Text">ob.getdata();</text:p>
      <text:p text:style-name="Preformatted_20_Text">ob.showdata();</text:p>
      <text:p text:style-name="Preformatted_20_Text">}</text:p>
      <text:p text:style-name="Preformatted_20_Text"/>
      <text:p text:style-name="Preformatted_20_Text">Another example of classes and objects</text:p>
      <text:p text:style-name="Preformatted_20_Text"/>
      <text:p text:style-name="Preformatted_20_Text">#include&lt;iostream.h&gt;</text:p>
      <text:p text:style-name="Preformatted_20_Text">class student</text:p>
      <text:p text:style-name="Preformatted_20_Text">{</text:p>
      <text:p text:style-name="Preformatted_20_Text">int rollno;</text:p>
      <text:p text:style-name="Preformatted_20_Text">char name[20];</text:p>
      <text:p text:style-name="Preformatted_20_Text">public :</text:p>
      <text:p text:style-name="Preformatted_20_Text">void getdata()</text:p>
      <text:p text:style-name="Preformatted_20_Text">{</text:p>
      <text:p text:style-name="Preformatted_20_Text">cout&lt;&lt;”Enter Rollno “;</text:p>
      <text:p text:style-name="Preformatted_20_Text">cin&gt;&gt;rollno;</text:p>
      <text:p text:style-name="Preformatted_20_Text">cout&lt;&lt;”Enter Name “;</text:p>
      <text:p text:style-name="Preformatted_20_Text">cin&gt;&gt;name;</text:p>
      <text:p text:style-name="Preformatted_20_Text">}</text:p>
      <text:p text:style-name="Preformatted_20_Text">void showdata()</text:p>
      <text:p text:style-name="Preformatted_20_Text">{</text:p>
      <text:p text:style-name="Preformatted_20_Text">cout&lt;&lt;”Rollno is “&lt;&lt;rollno;</text:p>
      <text:p text:style-name="Preformatted_20_Text">cout&lt;&lt;”Name is “&lt;&lt;name;</text:p>
      <text:p text:style-name="Preformatted_20_Text">}</text:p>
      <text:p text:style-name="Preformatted_20_Text">};</text:p>
      <text:p text:style-name="Preformatted_20_Text">void main()</text:p>
      <text:p text:style-name="Preformatted_20_Text">{</text:p>
      <text:p text:style-name="Preformatted_20_Text"><text:soft-page-break/>student ob;</text:p>
      <text:p text:style-name="Preformatted_20_Text">ob.getdata();</text:p>
      <text:p text:style-name="Preformatted_20_Text">ob.showdata();</text:p>
      <text:p text:style-name="Preformatted_20_Text">}</text:p>
      <text:p text:style-name="Preformatted_20_Text"/>
      <text:p text:style-name="Preformatted_20_Text">class book with datamembers as bookid and bookname and member functions as getdata and showdata.</text:p>
      <text:p text:style-name="Preformatted_20_Text"/>
      <text:p text:style-name="Preformatted_20_Text">#include &lt;iostream&gt;</text:p>
      <text:p text:style-name="Preformatted_20_Text"/>
      <text:p text:style-name="Preformatted_20_Text">using namespace std;</text:p>
      <text:p text:style-name="Preformatted_20_Text">class book</text:p>
      <text:p text:style-name="Preformatted_20_Text">{</text:p>
      <text:p text:style-name="Preformatted_20_Text"/>
      <text:p text:style-name="Preformatted_20_Text"><text:s text:c="4"/>int bookid;</text:p>
      <text:p text:style-name="Preformatted_20_Text"><text:s text:c="4"/>char bookname[20];</text:p>
      <text:p text:style-name="Preformatted_20_Text">public:</text:p>
      <text:p text:style-name="Preformatted_20_Text"><text:s text:c="4"/>void getdata()</text:p>
      <text:p text:style-name="Preformatted_20_Text"><text:s text:c="4"/>{</text:p>
      <text:p text:style-name="Preformatted_20_Text"><text:s text:c="8"/>cout&lt;&lt;"Enter Book id : ";</text:p>
      <text:p text:style-name="Preformatted_20_Text"><text:s text:c="8"/>cin&gt;&gt;bookid;</text:p>
      <text:p text:style-name="Preformatted_20_Text"><text:s text:c="8"/>cout&lt;&lt;"Enter Book Name ";</text:p>
      <text:p text:style-name="Preformatted_20_Text"><text:s text:c="8"/>cin&gt;&gt;bookname;</text:p>
      <text:p text:style-name="Preformatted_20_Text"><text:s text:c="4"/>}</text:p>
      <text:p text:style-name="Preformatted_20_Text"><text:s text:c="4"/>void showdata()</text:p>
      <text:p text:style-name="Preformatted_20_Text"><text:s text:c="4"/>{</text:p>
      <text:p text:style-name="Preformatted_20_Text"><text:s text:c="8"/>cout&lt;&lt;"Book ID is :"&lt;&lt;bookid;</text:p>
      <text:p text:style-name="Preformatted_20_Text"><text:s text:c="8"/>cout&lt;&lt;"Book Name is :"&lt;&lt;bookname;</text:p>
      <text:p text:style-name="Preformatted_20_Text"><text:s text:c="4"/>}</text:p>
      <text:p text:style-name="Preformatted_20_Text">};</text:p>
      <text:p text:style-name="Preformatted_20_Text">int main()</text:p>
      <text:p text:style-name="Preformatted_20_Text">{</text:p>
      <text:p text:style-name="Preformatted_20_Text"><text:s text:c="4"/>book ob;</text:p>
      <text:p text:style-name="Preformatted_20_Text"><text:s text:c="4"/>ob.getdata();</text:p>
      <text:p text:style-name="Preformatted_20_Text"><text:s text:c="4"/>ob.showdata();</text:p>
      <text:p text:style-name="Preformatted_20_Text"><text:s text:c="4"/>return 0;</text:p>
      <text:p text:style-name="Preformatted_20_Text">}</text:p>
      <text:p text:style-name="Preformatted_20_Text"/>
      <text:p text:style-name="Preformatted_20_Text">#include &lt;iostream&gt;</text:p>
      <text:p text:style-name="Preformatted_20_Text"/>
      <text:p text:style-name="Preformatted_20_Text">using namespace std;</text:p>
      <text:p text:style-name="Preformatted_20_Text">class movie</text:p>
      <text:p text:style-name="Preformatted_20_Text">{</text:p>
      <text:p text:style-name="Preformatted_20_Text"><text:s text:c="4"/>int movieid;</text:p>
      <text:p text:style-name="Preformatted_20_Text"><text:s text:c="4"/>char name[20];</text:p>
      <text:p text:style-name="Preformatted_20_Text"><text:s text:c="4"/>int price;</text:p>
      <text:p text:style-name="Preformatted_20_Text">public :</text:p>
      <text:p text:style-name="Preformatted_20_Text"><text:s text:c="4"/>void getdata()</text:p>
      <text:p text:style-name="Preformatted_20_Text"><text:s text:c="4"/>{</text:p>
      <text:p text:style-name="Preformatted_20_Text"/>
      <text:p text:style-name="Preformatted_20_Text"><text:s text:c="8"/>cout&lt;&lt;"Enter Movie ID : ";</text:p>
      <text:p text:style-name="Preformatted_20_Text"><text:s text:c="8"/>cin&gt;&gt;movieid;</text:p>
      <text:p text:style-name="Preformatted_20_Text"><text:s text:c="8"/>cout&lt;&lt;"Enter Movie Name ";</text:p>
      <text:p text:style-name="Preformatted_20_Text"><text:s text:c="8"/>cin&gt;&gt;name;</text:p>
      <text:p text:style-name="Preformatted_20_Text"><text:s text:c="8"/>cout&lt;&lt;"Enter Movie Price ";</text:p>
      <text:p text:style-name="Preformatted_20_Text"><text:s text:c="8"/>cin&gt;&gt;price;</text:p>
      <text:p text:style-name="Preformatted_20_Text"><text:s text:c="4"/>}</text:p>
      <text:p text:style-name="Preformatted_20_Text"><text:s text:c="4"/>void showdata()</text:p>
      <text:p text:style-name="Preformatted_20_Text"><text:s text:c="4"/>{</text:p>
      <text:p text:style-name="Preformatted_20_Text"/>
      <text:p text:style-name="Preformatted_20_Text"><text:s text:c="8"/>cout&lt;&lt;"Movie ID :"&lt;&lt;movieid;</text:p>
      <text:p text:style-name="Preformatted_20_Text"><text:s text:c="8"/>cout&lt;&lt;"Movie Name is "&lt;&lt;name;</text:p>
      <text:p text:style-name="Preformatted_20_Text"><text:s text:c="8"/>cout&lt;&lt;"Movie Price is "&lt;&lt;price;</text:p>
      <text:p text:style-name="Preformatted_20_Text"><text:s text:c="4"/>}</text:p>
      <text:p text:style-name="Preformatted_20_Text"><text:soft-page-break/>};</text:p>
      <text:p text:style-name="Preformatted_20_Text">int main()</text:p>
      <text:p text:style-name="Preformatted_20_Text">{</text:p>
      <text:p text:style-name="Preformatted_20_Text"><text:s text:c="4"/>movie ob;</text:p>
      <text:p text:style-name="Preformatted_20_Text"><text:s text:c="4"/>ob.getdata();</text:p>
      <text:p text:style-name="Preformatted_20_Text"><text:s text:c="4"/>ob.showdata();</text:p>
      <text:p text:style-name="Preformatted_20_Text"><text:s text:c="4"/>return 0;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4T19:47:48.42</dc:date>
    <meta:editing-duration>PT9M36S</meta:editing-duration>
    <meta:editing-cycles>4</meta:editing-cycles>
    <meta:generator>OpenOffice/4.1.9$Win32 OpenOffice.org_project/419m1$Build-9805</meta:generator>
    <meta:document-statistic meta:table-count="0" meta:image-count="0" meta:object-count="0" meta:page-count="3" meta:paragraph-count="116" meta:word-count="283" meta:character-count="2006"/>
  </office:meta>
</office:document-meta>
</file>